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4T09:52:47.65">
            <text:p>2019/11/24 9:5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1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4T09:52:47.87">
            <text:p>2019/11/24 9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3)">
            <text:p>sn(4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0">
            <text:p>9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t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em=s1:s2;p1;s3 / N+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2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,t.120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.n,tune=DADGAD,em=1p;s1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,rev,em=s1;p1 </text:p>
          </table:table-cell>
          <table:table-cell table:style-name="ce49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8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7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8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9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ADGAD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52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:et-6;patt-15.n;5p;s4:R=1_stomp:f-77;patt-5.n;p5;s1:R=2:patt-6.n;p5;s2:R=3_scale:A.patt-5(1).n:R=4</text:p>
          </table:table-cell>
          <table:table-cell table:style-name="ce49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49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4T09:52:44.4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5.858cm" draw:caption-point-x="-1.353cm" draw:caption-point-y="2.5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3)">
            <text:p>sn(4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4T09:52:48.89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7cm" draw:caption-point-x="-1.353cm" draw:caption-point-y="2.3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1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4T09:52:49.04">
            <text:p>2019/11/24 9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17cm" draw:caption-point-x="-0.672cm" draw:caption-point-y="0.239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4T09:52:49.16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83cm" draw:caption-point-x="-1.353cm" draw:caption-point-y="2.3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3)">
            <text:p>sn(43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4T09:52:49.26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7cm" draw:caption-point-x="-1.353cm" draw:caption-point-y="2.3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0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4T09:52:49.37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2019/11/24</text:date>, <text:time>09:52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4T09:52:46.60</dc:date>
    <dc:creator>iwabuchi ken</dc:creator>
    <meta:editing-duration>P4DT7H18M26S</meta:editing-duration>
    <meta:editing-cycles>434</meta:editing-cycles>
    <meta:generator>OpenOffice/4.1.3$Win32 OpenOffice.org_project/413m1$Build-9783</meta:generator>
    <meta:document-statistic meta:table-count="8" meta:cell-count="7262" meta:object-count="0"/>
    <meta:user-defined meta:name="sheets-banding"/>
    <meta:user-defined meta:name="sheets-original-selection"/>
  </office:meta>
</office:document-meta>
</file>